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53in"/>
    </style:style>
    <style:style style:name="co3" style:family="table-column">
      <style:table-column-properties fo:break-before="auto" style:column-width="0.4346in"/>
    </style:style>
    <style:style style:name="co4" style:family="table-column">
      <style:table-column-properties fo:break-before="auto" style:column-width="0.5118in"/>
    </style:style>
    <style:style style:name="co5" style:family="table-column">
      <style:table-column-properties fo:break-before="auto" style:column-width="1.7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Look From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ok 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irection</text:p>
          </table:table-cell>
          <table:table-cell table:formula="of:=[.C5]-[.C4]" office:value-type="float" office:value="3" calcext:value-type="float">
            <text:p>3</text:p>
          </table:table-cell>
          <table:table-cell table:formula="of:=[.D5]-[.D4]" office:value-type="float" office:value="0" calcext:value-type="float">
            <text:p>0</text:p>
          </table:table-cell>
          <table:table-cell table:formula="of:=[.E5]-[.E4]" office:value-type="float" office:value="-1.5" calcext:value-type="float">
            <text:p>-1.5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odule</text:p>
          </table:table-cell>
          <table:table-cell table:formula="of:=[.C7]*[.C7]" office:value-type="float" office:value="9" calcext:value-type="float">
            <text:p>9</text:p>
          </table:table-cell>
          <table:table-cell table:formula="of:=[.D7]*[.D7]" office:value-type="float" office:value="0" calcext:value-type="float">
            <text:p>0</text:p>
          </table:table-cell>
          <table:table-cell table:formula="of:=[.E7]*[.E7]" office:value-type="float" office:value="2.25" calcext:value-type="float">
            <text:p>2.25</text:p>
          </table:table-cell>
          <table:table-cell table:formula="of:=SQRT(SUM([.C9:.E9]))" office:value-type="float" office:value="3.35410196624968" calcext:value-type="float">
            <text:p>3.35410196624968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table:formula="of:=[.C7]/[.$F$9]" office:value-type="float" office:value="0.894427190999916" calcext:value-type="float">
            <text:p>0.894427190999916</text:p>
          </table:table-cell>
          <table:table-cell table:formula="of:=[.D7]/[.$F$9]" office:value-type="float" office:value="0" calcext:value-type="float">
            <text:p>0</text:p>
          </table:table-cell>
          <table:table-cell table:formula="of:=[.E7]/[.$F$9]" office:value-type="float" office:value="-0.447213595499958" calcext:value-type="float">
            <text:p>-0.447213595499958</text:p>
          </table:table-cell>
          <table:table-cell/>
          <table:table-cell table:style-name="ce1" table:formula="of:=SUBSTITUTE(TEXT([.C11];&quot;0,00000&quot;);&quot;,&quot;;&quot;.&quot;)" office:value-type="string" office:string-value="000.001" calcext:value-type="string">
            <text:p>000.001</text:p>
          </table:table-cell>
          <table:table-cell table:formula="of:=SUBSTITUTE(TEXT([.D11];&quot;0,00000&quot;);&quot;,&quot;;&quot;.&quot;)" office:value-type="string" office:string-value="000.000" calcext:value-type="string">
            <text:p>000.000</text:p>
          </table:table-cell>
          <table:table-cell table:formula="of:=SUBSTITUTE(TEXT([.E11];&quot;0,00000&quot;);&quot;,&quot;;&quot;.&quot;)" office:value-type="string" office:string-value="000.000" calcext:value-type="string">
            <text:p>000.000</text:p>
          </table:table-cell>
          <table:table-cell table:style-name="ce1" table:formula="of:=[.G11]&amp;&quot;,&quot;&amp;[.H11]&amp;&quot;,&quot;&amp;[.I11]" office:value-type="string" office:string-value="000.001,000.000,000.000" calcext:value-type="string">
            <text:p>000.001,000.000,000.000</text:p>
          </table:table-cell>
        </table:table-row>
        <table:table-row table:style-name="ro1">
          <table:table-cell table:number-columns-repeated="2"/>
          <table:table-cell table:formula="of:=+[.C11]" office:value-type="float" office:value="0.894427190999916" calcext:value-type="float">
            <text:p>0.894427190999916</text:p>
          </table:table-cell>
          <table:table-cell table:formula="of:=+[.D11]" office:value-type="float" office:value="0" calcext:value-type="float">
            <text:p>0</text:p>
          </table:table-cell>
          <table:table-cell table:formula="of:=+[.E11]" office:value-type="float" office:value="-0.447213595499958" calcext:value-type="float">
            <text:p>-0.447213595499958</text:p>
          </table:table-cell>
          <table:table-cell/>
          <table:table-cell table:style-name="ce1" table:formula="of:=SUBSTITUTE(TEXT([.C12];&quot;0.00000&quot;);&quot;.&quot;;&quot;.&quot;)" office:value-type="string" office:string-value="0.89443" calcext:value-type="string">
            <text:p>0.89443</text:p>
          </table:table-cell>
          <table:table-cell table:formula="of:=SUBSTITUTE(TEXT([.D12];&quot;0.00000&quot;);&quot;.&quot;;&quot;.&quot;)" office:value-type="string" office:string-value="0.00000" calcext:value-type="string">
            <text:p>0.00000</text:p>
          </table:table-cell>
          <table:table-cell table:formula="of:=SUBSTITUTE(TEXT([.E12];&quot;0.00000&quot;);&quot;.&quot;;&quot;.&quot;)" office:value-type="string" office:string-value="-0.44721" calcext:value-type="string">
            <text:p>-0.44721</text:p>
          </table:table-cell>
          <table:table-cell table:style-name="ce1" table:formula="of:=[.G12]&amp;&quot;,&quot;&amp;[.H12]&amp;&quot;,&quot;&amp;[.I12]" office:value-type="string" office:string-value="0.89443,0.00000,-0.44721" calcext:value-type="string">
            <text:p>0.89443,0.00000,-0.44721</text:p>
          </table:table-cell>
        </table:table-row>
        <table:table-row table:style-name="ro1">
          <table:table-cell table:number-columns-repeated="9"/>
          <table:table-cell table:style-name="ce1" table:formula="of:=[.J11]" office:value-type="string" office:string-value="000.001,000.000,000.000" calcext:value-type="string">
            <text:p>000.001,000.000,000.000</text:p>
          </table:table-cell>
        </table:table-row>
        <table:table-row table:style-name="ro1">
          <table:table-cell/>
          <table:table-cell table:style-name="ce1" table:formula="of:=+[.J11]" office:value-type="string" office:string-value="000.001,000.000,000.000" calcext:value-type="string">
            <text:p>000.001,000.000,000.000</text:p>
          </table:table-cell>
          <table:table-cell table:number-columns-repeated="7"/>
          <table:table-cell table:style-name="ce1" table:formula="of:=[.J12]" office:value-type="string" office:string-value="0.89443,0.00000,-0.44721" calcext:value-type="string">
            <text:p>0.89443,0.00000,-0.44721</text:p>
          </table:table-cell>
        </table:table-row>
        <table:table-row table:style-name="ro1">
          <table:table-cell/>
          <table:table-cell table:formula="of:=+[.J12]" office:value-type="string" office:string-value="0.89443,0.00000,-0.44721" calcext:value-type="string">
            <text:p>0.89443,0.00000,-0.4472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17:24:38.757666007</meta:creation-date>
    <dc:date>2024-12-03T20:48:14.927364868</dc:date>
    <meta:editing-duration>PT4H12M26S</meta:editing-duration>
    <meta:editing-cycles>2</meta:editing-cycles>
    <meta:generator>LibreOffice/7.3.7.2$Linux_X86_64 LibreOffice_project/30$Build-2</meta:generator>
    <meta:document-statistic meta:table-count="1" meta:cell-count="39" meta:object-count="0"/>
  </office:meta>
</office:document-meta>
</file>